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7.54mm"/>
    </style:style>
    <style:style style:name="co2" style:family="table-column">
      <style:table-column-properties fo:break-before="auto" style:column-width="42.74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lman 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tion_non_moving_window_with_stl_decomposition_smac_adagrad_without_truncated_backpropagation_without_accumulated_error</text:p>
          </table:table-cell>
          <table:table-cell office:value-type="float" office:value="0.109909084337559" calcext:value-type="float">
            <text:p>0.109909084337559</text:p>
          </table:table-cell>
          <table:table-cell office:value-type="float" office:value="0.106240727403864" calcext:value-type="float">
            <text:p>0.106240727403864</text:p>
          </table:table-cell>
          <table:table-cell office:value-type="float" office:value="0.109197470936001" calcext:value-type="float">
            <text:p>0.109197470936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tion_non_moving_window_with_stl_decomposition_smac_adam_without_truncated_backpropagation_without_accumulated_error</text:p>
          </table:table-cell>
          <table:table-cell office:value-type="float" office:value="0.110033407910644" calcext:value-type="float">
            <text:p>0.110033407910644</text:p>
          </table:table-cell>
          <table:table-cell office:value-type="float" office:value="0.10462767126757" calcext:value-type="float">
            <text:p>0.10462767126757</text:p>
          </table:table-cell>
          <table:table-cell office:value-type="float" office:value="0.110399271938499" calcext:value-type="float">
            <text:p>0.110399271938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tion_non_moving_window_with_stl_decomposition_smac_cocob_without_truncated_backpropagation_without_accumulated_error</text:p>
          </table:table-cell>
          <table:table-cell office:value-type="float" office:value="0.109463008431867" calcext:value-type="float">
            <text:p>0.109463008431867</text:p>
          </table:table-cell>
          <table:table-cell office:value-type="float" office:value="0.108413862678189" calcext:value-type="float">
            <text:p>0.108413862678189</text:p>
          </table:table-cell>
          <table:table-cell office:value-type="float" office:value="0.109110272311696" calcext:value-type="float">
            <text:p>0.1091102723116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tention_non_moving_window_without_stl_decomposition_smac_adagrad_without_truncated_backpropagation_without_accumulated_error</text:p>
          </table:table-cell>
          <table:table-cell table:style-name="ce1" office:value-type="float" office:value="0.295432613509018" calcext:value-type="float">
            <text:p>0.295432613509018</text:p>
          </table:table-cell>
          <table:table-cell office:value-type="float" office:value="0.248805076682719" calcext:value-type="float">
            <text:p>0.248805076682719</text:p>
          </table:table-cell>
          <table:table-cell office:value-type="float" office:value="0.275676943044655" calcext:value-type="float">
            <text:p>0.2756769430446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tention_non_moving_window_without_stl_decomposition_smac_adam_without_truncated_backpropagation_without_accumulated_error</text:p>
          </table:table-cell>
          <table:table-cell table:style-name="ce1" office:value-type="float" office:value="0.206074370794154" calcext:value-type="float">
            <text:p>0.206074370794154</text:p>
          </table:table-cell>
          <table:table-cell office:value-type="float" office:value="0.23915852959384" calcext:value-type="float">
            <text:p>0.23915852959384</text:p>
          </table:table-cell>
          <table:table-cell office:value-type="float" office:value="0.260812579570255" calcext:value-type="float">
            <text:p>0.2608125795702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tention_non_moving_window_without_stl_decomposition_smac_cocob_without_truncated_backpropagation_without_accumulated_error</text:p>
          </table:table-cell>
          <table:table-cell table:style-name="ce1" office:value-type="float" office:value="0.240329444297448" calcext:value-type="float">
            <text:p>0.240329444297448</text:p>
          </table:table-cell>
          <table:table-cell office:value-type="float" office:value="0.234272757371028" calcext:value-type="float">
            <text:p>0.234272757371028</text:p>
          </table:table-cell>
          <table:table-cell office:value-type="float" office:value="0.261588199197892" calcext:value-type="float">
            <text:p>0.261588199197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2seq_non_moving_window_with_stl_decomposition_smac_adagrad_without_truncated_backpropagation_without_accumulated_error</text:p>
          </table:table-cell>
          <table:table-cell office:value-type="float" office:value="0.116011579898803" calcext:value-type="float">
            <text:p>0.116011579898803</text:p>
          </table:table-cell>
          <table:table-cell office:value-type="float" office:value="0.112425592311743" calcext:value-type="float">
            <text:p>0.112425592311743</text:p>
          </table:table-cell>
          <table:table-cell office:value-type="float" office:value="0.107277598334143" calcext:value-type="float">
            <text:p>0.107277598334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2seq_non_moving_window_with_stl_decomposition_smac_adam_without_truncated_backpropagation_without_accumulated_error</text:p>
          </table:table-cell>
          <table:table-cell office:value-type="float" office:value="0.118336092654315" calcext:value-type="float">
            <text:p>0.118336092654315</text:p>
          </table:table-cell>
          <table:table-cell office:value-type="float" office:value="0.107772237672436" calcext:value-type="float">
            <text:p>0.107772237672436</text:p>
          </table:table-cell>
          <table:table-cell office:value-type="float" office:value="0.114735417754204" calcext:value-type="float">
            <text:p>0.114735417754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2seq_non_moving_window_with_stl_decomposition_smac_cocob_without_truncated_backpropagation_without_accumulated_error</text:p>
          </table:table-cell>
          <table:table-cell office:value-type="float" office:value="0.107963493835085" calcext:value-type="float">
            <text:p>0.107963493835085</text:p>
          </table:table-cell>
          <table:table-cell office:value-type="float" office:value="0.110790660110279" calcext:value-type="float">
            <text:p>0.110790660110279</text:p>
          </table:table-cell>
          <table:table-cell office:value-type="float" office:value="0.107041922604547" calcext:value-type="float">
            <text:p>0.1070419226045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q2seqwithdenselayer_moving_window_with_stl_decomposition_smac_adagrad_without_truncated_backpropagation_without_accumulated_error</text:p>
          </table:table-cell>
          <table:table-cell table:style-name="ce1" office:value-type="float" office:value="0.11622825457001" calcext:value-type="float">
            <text:p>0.11622825457001</text:p>
          </table:table-cell>
          <table:table-cell office:value-type="float" office:value="0.116156881375634" calcext:value-type="float">
            <text:p>0.116156881375634</text:p>
          </table:table-cell>
          <table:table-cell office:value-type="float" office:value="0.11324830553589" calcext:value-type="float">
            <text:p>0.113248305535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q2seqwithdenselayer_moving_window_with_stl_decomposition_smac_adam_without_truncated_backpropagation_without_accumulated_error</text:p>
          </table:table-cell>
          <table:table-cell table:style-name="ce1" office:value-type="float" office:value="0.108912250996788" calcext:value-type="float">
            <text:p>0.108912250996788</text:p>
          </table:table-cell>
          <table:table-cell office:value-type="float" office:value="0.103420524067075" calcext:value-type="float">
            <text:p>0.103420524067075</text:p>
          </table:table-cell>
          <table:table-cell office:value-type="float" office:value="0.108938423921473" calcext:value-type="float">
            <text:p>0.1089384239214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q2seqwithdenselayer_moving_window_with_stl_decomposition_smac_cocob_without_truncated_backpropagation_without_accumulated_error</text:p>
          </table:table-cell>
          <table:table-cell table:style-name="ce1" office:value-type="float" office:value="0.103264483222123" calcext:value-type="float">
            <text:p>0.103264483222123</text:p>
          </table:table-cell>
          <table:table-cell office:value-type="float" office:value="0.112214071911153" calcext:value-type="float">
            <text:p>0.112214071911153</text:p>
          </table:table-cell>
          <table:table-cell office:value-type="float" office:value="0.104944404295961" calcext:value-type="float">
            <text:p>0.104944404295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2seqwithdenselayer_non_moving_window_with_stl_decomposition_smac_adagrad_without_truncated_backpropagation_without_accumulated_error</text:p>
          </table:table-cell>
          <table:table-cell office:value-type="float" office:value="0.107347088943908" calcext:value-type="float">
            <text:p>0.107347088943908</text:p>
          </table:table-cell>
          <table:table-cell office:value-type="float" office:value="0.10898255588261" calcext:value-type="float">
            <text:p>0.10898255588261</text:p>
          </table:table-cell>
          <table:table-cell office:value-type="float" office:value="0.105305830567261" calcext:value-type="float">
            <text:p>0.105305830567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2seqwithdenselayer_non_moving_window_with_stl_decomposition_smac_adam_without_truncated_backpropagation_without_accumulated_error</text:p>
          </table:table-cell>
          <table:table-cell office:value-type="float" office:value="0.104488428297137" calcext:value-type="float">
            <text:p>0.104488428297137</text:p>
          </table:table-cell>
          <table:table-cell office:value-type="float" office:value="0.105662459842413" calcext:value-type="float">
            <text:p>0.105662459842413</text:p>
          </table:table-cell>
          <table:table-cell office:value-type="float" office:value="0.10346120133501" calcext:value-type="float">
            <text:p>0.10346120133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2seqwithdenselayer_non_moving_window_with_stl_decomposition_smac_cocob_without_truncated_backpropagation_without_accumulated_error</text:p>
          </table:table-cell>
          <table:table-cell office:value-type="float" office:value="0.105220493068" calcext:value-type="float">
            <text:p>0.105220493068</text:p>
          </table:table-cell>
          <table:table-cell office:value-type="float" office:value="0.102934541129939" calcext:value-type="float">
            <text:p>0.102934541129939</text:p>
          </table:table-cell>
          <table:table-cell office:value-type="float" office:value="0.103730908632639" calcext:value-type="float">
            <text:p>0.103730908632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ing_moving_window_with_stl_decomposition_smac_adagrad_without_truncated_backpropagation_with_accumulated_error</text:p>
          </table:table-cell>
          <table:table-cell office:value-type="float" office:value="0.105469972007328" calcext:value-type="float">
            <text:p>0.105469972007328</text:p>
          </table:table-cell>
          <table:table-cell office:value-type="float" office:value="0.105218945180372" calcext:value-type="float">
            <text:p>0.105218945180372</text:p>
          </table:table-cell>
          <table:table-cell office:value-type="float" office:value="0.105802711730197" calcext:value-type="float">
            <text:p>0.105802711730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ing_moving_window_with_stl_decomposition_smac_adam_without_truncated_backpropagation_with_accumulated_error</text:p>
          </table:table-cell>
          <table:table-cell office:value-type="float" office:value="0.105934420016803" calcext:value-type="float">
            <text:p>0.105934420016803</text:p>
          </table:table-cell>
          <table:table-cell office:value-type="float" office:value="0.105185470397922" calcext:value-type="float">
            <text:p>0.105185470397922</text:p>
          </table:table-cell>
          <table:table-cell office:value-type="float" office:value="0.105180279374064" calcext:value-type="float">
            <text:p>0.10518027937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ing_moving_window_with_stl_decomposition_smac_cocob_without_truncated_backpropagation_with_accumulated_error</text:p>
          </table:table-cell>
          <table:table-cell office:value-type="float" office:value="0.105448253850451" calcext:value-type="float">
            <text:p>0.105448253850451</text:p>
          </table:table-cell>
          <table:table-cell office:value-type="float" office:value="0.104005849624022" calcext:value-type="float">
            <text:p>0.104005849624022</text:p>
          </table:table-cell>
          <table:table-cell office:value-type="float" office:value="0.106432016880288" calcext:value-type="float">
            <text:p>0.106432016880288</text:p>
          </table:table-cell>
          <table:table-cell table:number-columns-repeated="2"/>
        </table:table-row>
      </table:table>
      <table:table table:name="Kaggle" table:style-name="ta1">
        <table:table-column table:style-name="co1" table:default-cell-style-name="Default"/>
        <table:table-column table:style-name="co8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 Name</text:p>
          </table:table-cell>
          <table:table-cell table:style-name="Default" office:value-type="string" calcext:value-type="string">
            <text:p>GRU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lman RNN</text:p>
          </table:table-cell>
        </table:table-row>
        <table:table-row table:style-name="ro1">
          <table:table-cell office:value-type="string" calcext:value-type="string">
            <text:p>attention_non_moving_window_with_stl_decomposition_smac_adagrad_without_truncated_backpropagation_without_accumulated_error</text:p>
          </table:table-cell>
          <table:table-cell office:value-type="float" office:value="0.48561762900759" calcext:value-type="float">
            <text:p>0.48561762900759</text:p>
          </table:table-cell>
          <table:table-cell office:value-type="float" office:value="0.495264020665881" calcext:value-type="float">
            <text:p>0.495264020665881</text:p>
          </table:table-cell>
          <table:table-cell office:value-type="float" office:value="0.48577490183164" calcext:value-type="float">
            <text:p>0.48577490183164</text:p>
          </table:table-cell>
        </table:table-row>
        <table:table-row table:style-name="ro1">
          <table:table-cell office:value-type="string" calcext:value-type="string">
            <text:p>attention_non_moving_window_with_stl_decomposition_smac_adam_without_truncated_backpropagation_without_accumulated_error</text:p>
          </table:table-cell>
          <table:table-cell office:value-type="float" office:value="0.463205260139094" calcext:value-type="float">
            <text:p>0.463205260139094</text:p>
          </table:table-cell>
          <table:table-cell office:value-type="float" office:value="0.490336516079974" calcext:value-type="float">
            <text:p>0.490336516079974</text:p>
          </table:table-cell>
          <table:table-cell office:value-type="float" office:value="0.479790568209068" calcext:value-type="float">
            <text:p>0.479790568209068</text:p>
          </table:table-cell>
        </table:table-row>
        <table:table-row table:style-name="ro1">
          <table:table-cell office:value-type="string" calcext:value-type="string">
            <text:p>attention_non_moving_window_with_stl_decomposition_smac_cocob_without_truncated_backpropagation_without_accumulated_error</text:p>
          </table:table-cell>
          <table:table-cell office:value-type="float" office:value="0.475390062983325" calcext:value-type="float">
            <text:p>0.475390062983325</text:p>
          </table:table-cell>
          <table:table-cell office:value-type="float" office:value="0.472350048395153" calcext:value-type="float">
            <text:p>0.472350048395153</text:p>
          </table:table-cell>
          <table:table-cell office:value-type="float" office:value="0.501407153383708" calcext:value-type="float">
            <text:p>0.501407153383708</text:p>
          </table:table-cell>
        </table:table-row>
        <table:table-row table:style-name="ro1">
          <table:table-cell table:style-name="ce1" office:value-type="string" calcext:value-type="string">
            <text:p>attention_non_moving_window_without_stl_decomposition_smac_adagrad_without_truncated_backpropagation_without_accumulated_error</text:p>
          </table:table-cell>
          <table:table-cell table:style-name="ce3" office:value-type="float" office:value="0.470427566436209" calcext:value-type="float">
            <text:p>0.470427566436209</text:p>
          </table:table-cell>
          <table:table-cell office:value-type="float" office:value="0.477427136008619" calcext:value-type="float">
            <text:p>0.477427136008619</text:p>
          </table:table-cell>
          <table:table-cell office:value-type="float" office:value="0.514227541544267" calcext:value-type="float">
            <text:p>0.514227541544267</text:p>
          </table:table-cell>
        </table:table-row>
        <table:table-row table:style-name="ro1">
          <table:table-cell table:style-name="ce1" office:value-type="string" calcext:value-type="string">
            <text:p>attention_non_moving_window_without_stl_decomposition_smac_adam_without_truncated_backpropagation_without_accumulated_error</text:p>
          </table:table-cell>
          <table:table-cell table:style-name="ce3" office:value-type="float" office:value="0.507224624359794" calcext:value-type="float">
            <text:p>0.507224624359794</text:p>
          </table:table-cell>
          <table:table-cell office:value-type="float" office:value="0.476756535644711" calcext:value-type="float">
            <text:p>0.476756535644711</text:p>
          </table:table-cell>
          <table:table-cell office:value-type="float" office:value="0.498824233903732" calcext:value-type="float">
            <text:p>0.498824233903732</text:p>
          </table:table-cell>
        </table:table-row>
        <table:table-row table:style-name="ro1">
          <table:table-cell table:style-name="ce1" office:value-type="string" calcext:value-type="string">
            <text:p>attention_non_moving_window_without_stl_decomposition_smac_cocob_without_truncated_backpropagation_without_accumulated_error</text:p>
          </table:table-cell>
          <table:table-cell table:style-name="ce3" office:value-type="float" office:value="0.521701115976241" calcext:value-type="float">
            <text:p>0.521701115976241</text:p>
          </table:table-cell>
          <table:table-cell office:value-type="float" office:value="0.501753609705721" calcext:value-type="float">
            <text:p>0.501753609705721</text:p>
          </table:table-cell>
          <table:table-cell office:value-type="float" office:value="0.509638948629034" calcext:value-type="float">
            <text:p>0.509638948629034</text:p>
          </table:table-cell>
        </table:table-row>
        <table:table-row table:style-name="ro1">
          <table:table-cell office:value-type="string" calcext:value-type="string">
            <text:p>seq2seq_non_moving_window_with_stl_decomposition_smac_adagrad_without_truncated_backpropagation_without_accumulated_error</text:p>
          </table:table-cell>
          <table:table-cell table:number-columns-repeated="2" office:value-type="float" office:value="0.517653531122109" calcext:value-type="float">
            <text:p>0.517653531122109</text:p>
          </table:table-cell>
          <table:table-cell office:value-type="float" office:value="0.517894605568123" calcext:value-type="float">
            <text:p>0.517894605568123</text:p>
          </table:table-cell>
        </table:table-row>
        <table:table-row table:style-name="ro1">
          <table:table-cell office:value-type="string" calcext:value-type="string">
            <text:p>seq2seq_non_moving_window_with_stl_decomposition_smac_adam_without_truncated_backpropagation_without_accumulated_error</text:p>
          </table:table-cell>
          <table:table-cell office:value-type="float" office:value="0.501839387396021" calcext:value-type="float">
            <text:p>0.501839387396021</text:p>
          </table:table-cell>
          <table:table-cell office:value-type="float" office:value="0.49921764839258" calcext:value-type="float">
            <text:p>0.49921764839258</text:p>
          </table:table-cell>
          <table:table-cell office:value-type="float" office:value="0.509113409658595" calcext:value-type="float">
            <text:p>0.509113409658595</text:p>
          </table:table-cell>
        </table:table-row>
        <table:table-row table:style-name="ro1">
          <table:table-cell office:value-type="string" calcext:value-type="string">
            <text:p>seq2seq_non_moving_window_with_stl_decomposition_smac_cocob_without_truncated_backpropagation_without_accumulated_error</text:p>
          </table:table-cell>
          <table:table-cell office:value-type="float" office:value="0.472301574693843" calcext:value-type="float">
            <text:p>0.472301574693843</text:p>
          </table:table-cell>
          <table:table-cell office:value-type="float" office:value="0.525298704714799" calcext:value-type="float">
            <text:p>0.525298704714799</text:p>
          </table:table-cell>
          <table:table-cell office:value-type="float" office:value="0.50025029975848" calcext:value-type="float">
            <text:p>0.50025029975848</text:p>
          </table:table-cell>
        </table:table-row>
        <table:table-row table:style-name="ro1">
          <table:table-cell table:style-name="ce1" office:value-type="string" calcext:value-type="string">
            <text:p>seq2seqwithdenselayer_moving_window_with_stl_decomposition_smac_adagrad_without_truncated_backpropagation_without_accumulated_error</text:p>
          </table:table-cell>
          <table:table-cell table:style-name="ce3" office:value-type="float" office:value="0.517657851841821" calcext:value-type="float">
            <text:p>0.517657851841821</text:p>
          </table:table-cell>
          <table:table-cell office:value-type="float" office:value="0.517625323018088" calcext:value-type="float">
            <text:p>0.517625323018088</text:p>
          </table:table-cell>
          <table:table-cell office:value-type="float" office:value="0.515762300593255" calcext:value-type="float">
            <text:p>0.515762300593255</text:p>
          </table:table-cell>
        </table:table-row>
        <table:table-row table:style-name="ro1">
          <table:table-cell table:style-name="ce1" office:value-type="string" calcext:value-type="string">
            <text:p>seq2seqwithdenselayer_moving_window_with_stl_decomposition_smac_adam_without_truncated_backpropagation_without_accumulated_error</text:p>
          </table:table-cell>
          <table:table-cell table:style-name="ce3" office:value-type="float" office:value="0.517624733898987" calcext:value-type="float">
            <text:p>0.517624733898987</text:p>
          </table:table-cell>
          <table:table-cell office:value-type="float" office:value="0.510935504747547" calcext:value-type="float">
            <text:p>0.510935504747547</text:p>
          </table:table-cell>
          <table:table-cell office:value-type="float" office:value="0.496072972536847" calcext:value-type="float">
            <text:p>0.496072972536847</text:p>
          </table:table-cell>
        </table:table-row>
        <table:table-row table:style-name="ro1">
          <table:table-cell table:style-name="ce1" office:value-type="string" calcext:value-type="string">
            <text:p>seq2seqwithdenselayer_moving_window_with_stl_decomposition_smac_cocob_without_truncated_backpropagation_without_accumulated_error</text:p>
          </table:table-cell>
          <table:table-cell table:style-name="ce3" office:value-type="float" office:value="0.488405630852826" calcext:value-type="float">
            <text:p>0.488405630852826</text:p>
          </table:table-cell>
          <table:table-cell office:value-type="float" office:value="0.518010394787977" calcext:value-type="float">
            <text:p>0.518010394787977</text:p>
          </table:table-cell>
          <table:table-cell office:value-type="float" office:value="0.480908750850511" calcext:value-type="float">
            <text:p>0.480908750850511</text:p>
          </table:table-cell>
        </table:table-row>
        <table:table-row table:style-name="ro1">
          <table:table-cell office:value-type="string" calcext:value-type="string">
            <text:p>seq2seqwithdenselayer_non_moving_window_with_stl_decomposition_smac_adagrad_without_truncated_backpropagation_without_accumulated_error</text:p>
          </table:table-cell>
          <table:table-cell office:value-type="float" office:value="0.522848439140516" calcext:value-type="float">
            <text:p>0.522848439140516</text:p>
          </table:table-cell>
          <table:table-cell office:value-type="float" office:value="0.52280965449126" calcext:value-type="float">
            <text:p>0.52280965449126</text:p>
          </table:table-cell>
          <table:table-cell office:value-type="float" office:value="0.498670124069128" calcext:value-type="float">
            <text:p>0.498670124069128</text:p>
          </table:table-cell>
        </table:table-row>
        <table:table-row table:style-name="ro1">
          <table:table-cell office:value-type="string" calcext:value-type="string">
            <text:p>seq2seqwithdenselayer_non_moving_window_with_stl_decomposition_smac_adam_without_truncated_backpropagation_without_accumulated_error</text:p>
          </table:table-cell>
          <table:table-cell office:value-type="float" office:value="0.469571715342679" calcext:value-type="float">
            <text:p>0.469571715342679</text:p>
          </table:table-cell>
          <table:table-cell office:value-type="float" office:value="0.475199059037382" calcext:value-type="float">
            <text:p>0.475199059037382</text:p>
          </table:table-cell>
          <table:table-cell office:value-type="float" office:value="0.478560206447343" calcext:value-type="float">
            <text:p>0.478560206447343</text:p>
          </table:table-cell>
        </table:table-row>
        <table:table-row table:style-name="ro1">
          <table:table-cell office:value-type="string" calcext:value-type="string">
            <text:p>seq2seqwithdenselayer_non_moving_window_with_stl_decomposition_smac_cocob_without_truncated_backpropagation_without_accumulated_error</text:p>
          </table:table-cell>
          <table:table-cell office:value-type="float" office:value="0.47416587202751" calcext:value-type="float">
            <text:p>0.47416587202751</text:p>
          </table:table-cell>
          <table:table-cell office:value-type="float" office:value="0.501759195363439" calcext:value-type="float">
            <text:p>0.501759195363439</text:p>
          </table:table-cell>
          <table:table-cell office:value-type="float" office:value="0.481733228407466" calcext:value-type="float">
            <text:p>0.481733228407466</text:p>
          </table:table-cell>
        </table:table-row>
        <table:table-row table:style-name="ro1">
          <table:table-cell office:value-type="string" calcext:value-type="string">
            <text:p>stacking_moving_window_with_stl_decomposition_smac_adagrad_without_truncated_backpropagation_with_accumulated_error</text:p>
          </table:table-cell>
          <table:table-cell office:value-type="float" office:value="0.472603690876976" calcext:value-type="float">
            <text:p>0.472603690876976</text:p>
          </table:table-cell>
          <table:table-cell office:value-type="float" office:value="0.47143561535834" calcext:value-type="float">
            <text:p>0.47143561535834</text:p>
          </table:table-cell>
          <table:table-cell office:value-type="float" office:value="0.476798737471024" calcext:value-type="float">
            <text:p>0.476798737471024</text:p>
          </table:table-cell>
        </table:table-row>
        <table:table-row table:style-name="ro1">
          <table:table-cell office:value-type="string" calcext:value-type="string">
            <text:p>stacking_moving_window_with_stl_decomposition_smac_adam_without_truncated_backpropagation_with_accumulated_error</text:p>
          </table:table-cell>
          <table:table-cell office:value-type="float" office:value="0.471707524084408" calcext:value-type="float">
            <text:p>0.471707524084408</text:p>
          </table:table-cell>
          <table:table-cell office:value-type="float" office:value="0.471760686996752" calcext:value-type="float">
            <text:p>0.471760686996752</text:p>
          </table:table-cell>
          <table:table-cell office:value-type="float" office:value="0.466482463750481" calcext:value-type="float">
            <text:p>0.466482463750481</text:p>
          </table:table-cell>
        </table:table-row>
        <table:table-row table:style-name="ro1">
          <table:table-cell office:value-type="string" calcext:value-type="string">
            <text:p>stacking_moving_window_with_stl_decomposition_smac_cocob_without_truncated_backpropagation_with_accumulated_error</text:p>
          </table:table-cell>
          <table:table-cell office:value-type="float" office:value="0.467775084503401" calcext:value-type="float">
            <text:p>0.467775084503401</text:p>
          </table:table-cell>
          <table:table-cell office:value-type="float" office:value="0.471861511411976" calcext:value-type="float">
            <text:p>0.471861511411976</text:p>
          </table:table-cell>
          <table:table-cell office:value-type="float" office:value="0.473038074155825" calcext:value-type="float">
            <text:p>0.473038074155825</text:p>
          </table:table-cell>
        </table:table-row>
      </table:table>
      <table:table table:name="M3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lman RNN</text:p>
          </table:table-cell>
        </table:table-row>
        <table:table-row table:style-name="ro1">
          <table:table-cell office:value-type="string" calcext:value-type="string">
            <text:p>attention_non_moving_window_with_stl_decomposition_smac_adagrad_without_truncated_backpropagation_without_accumulated_error</text:p>
          </table:table-cell>
          <table:table-cell office:value-type="float" office:value="0.145426638981657" calcext:value-type="float">
            <text:p>0.145426638981657</text:p>
          </table:table-cell>
          <table:table-cell office:value-type="float" office:value="0.149509145460778" calcext:value-type="float">
            <text:p>0.149509145460778</text:p>
          </table:table-cell>
          <table:table-cell office:value-type="float" office:value="0.15479666012771" calcext:value-type="float">
            <text:p>0.15479666012771</text:p>
          </table:table-cell>
        </table:table-row>
        <table:table-row table:style-name="ro1">
          <table:table-cell office:value-type="string" calcext:value-type="string">
            <text:p>attention_non_moving_window_with_stl_decomposition_smac_adam_without_truncated_backpropagation_without_accumulated_error</text:p>
          </table:table-cell>
          <table:table-cell office:value-type="float" office:value="0.151580020363477" calcext:value-type="float">
            <text:p>0.151580020363477</text:p>
          </table:table-cell>
          <table:table-cell office:value-type="float" office:value="0.150595954637984" calcext:value-type="float">
            <text:p>0.150595954637984</text:p>
          </table:table-cell>
          <table:table-cell office:value-type="float" office:value="0.162592562778266" calcext:value-type="float">
            <text:p>0.162592562778266</text:p>
          </table:table-cell>
        </table:table-row>
        <table:table-row table:style-name="ro1">
          <table:table-cell office:value-type="string" calcext:value-type="string">
            <text:p>attention_non_moving_window_with_stl_decomposition_smac_cocob_without_truncated_backpropagation_without_accumulated_error</text:p>
          </table:table-cell>
          <table:table-cell office:value-type="float" office:value="0.149267833772811" calcext:value-type="float">
            <text:p>0.149267833772811</text:p>
          </table:table-cell>
          <table:table-cell office:value-type="float" office:value="0.155667013379291" calcext:value-type="float">
            <text:p>0.155667013379291</text:p>
          </table:table-cell>
          <table:table-cell office:value-type="float" office:value="0.153387060174721" calcext:value-type="float">
            <text:p>0.153387060174721</text:p>
          </table:table-cell>
        </table:table-row>
        <table:table-row table:style-name="ro1">
          <table:table-cell table:style-name="ce1" office:value-type="string" calcext:value-type="string">
            <text:p>attention_non_moving_window_without_stl_decomposition_smac_adagrad_without_truncated_backpropagation_without_accumulated_error</text:p>
          </table:table-cell>
          <table:table-cell table:style-name="ce1" office:value-type="float" office:value="0.169618652254183" calcext:value-type="float">
            <text:p>0.169618652254183</text:p>
          </table:table-cell>
          <table:table-cell office:value-type="float" office:value="0.175216976846431" calcext:value-type="float">
            <text:p>0.175216976846431</text:p>
          </table:table-cell>
          <table:table-cell office:value-type="float" office:value="0.16842121261192" calcext:value-type="float">
            <text:p>0.16842121261192</text:p>
          </table:table-cell>
        </table:table-row>
        <table:table-row table:style-name="ro1">
          <table:table-cell table:style-name="ce1" office:value-type="string" calcext:value-type="string">
            <text:p>attention_non_moving_window_without_stl_decomposition_smac_adam_without_truncated_backpropagation_without_accumulated_error</text:p>
          </table:table-cell>
          <table:table-cell table:style-name="ce1" office:value-type="float" office:value="0.166537233159646" calcext:value-type="float">
            <text:p>0.166537233159646</text:p>
          </table:table-cell>
          <table:table-cell office:value-type="float" office:value="0.169293456251281" calcext:value-type="float">
            <text:p>0.169293456251281</text:p>
          </table:table-cell>
          <table:table-cell office:value-type="float" office:value="0.168568166092695" calcext:value-type="float">
            <text:p>0.168568166092695</text:p>
          </table:table-cell>
        </table:table-row>
        <table:table-row table:style-name="ro1">
          <table:table-cell table:style-name="ce1" office:value-type="string" calcext:value-type="string">
            <text:p>attention_non_moving_window_without_stl_decomposition_smac_cocob_without_truncated_backpropagation_without_accumulated_error</text:p>
          </table:table-cell>
          <table:table-cell table:style-name="ce1" office:value-type="float" office:value="0.176339278795843" calcext:value-type="float">
            <text:p>0.176339278795843</text:p>
          </table:table-cell>
          <table:table-cell office:value-type="float" office:value="0.167094745090132" calcext:value-type="float">
            <text:p>0.167094745090132</text:p>
          </table:table-cell>
          <table:table-cell office:value-type="float" office:value="0.177319954090253" calcext:value-type="float">
            <text:p>0.177319954090253</text:p>
          </table:table-cell>
        </table:table-row>
        <table:table-row table:style-name="ro1">
          <table:table-cell office:value-type="string" calcext:value-type="string">
            <text:p>seq2seq_non_moving_window_with_stl_decomposition_smac_adagrad_without_truncated_backpropagation_without_accumulated_error</text:p>
          </table:table-cell>
          <table:table-cell office:value-type="float" office:value="0.164307729903296" calcext:value-type="float">
            <text:p>0.164307729903296</text:p>
          </table:table-cell>
          <table:table-cell office:value-type="float" office:value="0.147101875942895" calcext:value-type="float">
            <text:p>0.147101875942895</text:p>
          </table:table-cell>
          <table:table-cell office:value-type="float" office:value="0.150637882081054" calcext:value-type="float">
            <text:p>0.150637882081054</text:p>
          </table:table-cell>
        </table:table-row>
        <table:table-row table:style-name="ro1">
          <table:table-cell office:value-type="string" calcext:value-type="string">
            <text:p>seq2seq_non_moving_window_with_stl_decomposition_smac_adam_without_truncated_backpropagation_without_accumulated_error</text:p>
          </table:table-cell>
          <table:table-cell office:value-type="float" office:value="0.147394964161686" calcext:value-type="float">
            <text:p>0.147394964161686</text:p>
          </table:table-cell>
          <table:table-cell office:value-type="float" office:value="0.150607472486474" calcext:value-type="float">
            <text:p>0.150607472486474</text:p>
          </table:table-cell>
          <table:table-cell office:value-type="float" office:value="0.149776620624599" calcext:value-type="float">
            <text:p>0.149776620624599</text:p>
          </table:table-cell>
        </table:table-row>
        <table:table-row table:style-name="ro1">
          <table:table-cell office:value-type="string" calcext:value-type="string">
            <text:p>seq2seq_non_moving_window_with_stl_decomposition_smac_cocob_without_truncated_backpropagation_without_accumulated_error</text:p>
          </table:table-cell>
          <table:table-cell office:value-type="float" office:value="0.1485710587499" calcext:value-type="float">
            <text:p>0.1485710587499</text:p>
          </table:table-cell>
          <table:table-cell office:value-type="float" office:value="0.148856282526086" calcext:value-type="float">
            <text:p>0.148856282526086</text:p>
          </table:table-cell>
          <table:table-cell office:value-type="float" office:value="0.14793846724558" calcext:value-type="float">
            <text:p>0.14793846724558</text:p>
          </table:table-cell>
        </table:table-row>
        <table:table-row table:style-name="ro1">
          <table:table-cell table:style-name="ce1" office:value-type="string" calcext:value-type="string">
            <text:p>seq2seqwithdenselayer_moving_window_with_stl_decomposition_smac_adagrad_without_truncated_backpropagation_without_accumulated_error</text:p>
          </table:table-cell>
          <table:table-cell table:style-name="ce1" office:value-type="float" office:value="0.141102980704819" calcext:value-type="float">
            <text:p>0.141102980704819</text:p>
          </table:table-cell>
          <table:table-cell office:value-type="float" office:value="0.141888780490054" calcext:value-type="float">
            <text:p>0.141888780490054</text:p>
          </table:table-cell>
          <table:table-cell office:value-type="float" office:value="0.143101766251389" calcext:value-type="float">
            <text:p>0.143101766251389</text:p>
          </table:table-cell>
        </table:table-row>
        <table:table-row table:style-name="ro1">
          <table:table-cell table:style-name="ce1" office:value-type="string" calcext:value-type="string">
            <text:p>seq2seqwithdenselayer_moving_window_with_stl_decomposition_smac_adam_without_truncated_backpropagation_without_accumulated_error</text:p>
          </table:table-cell>
          <table:table-cell table:style-name="ce1" office:value-type="float" office:value="0.149117031451305" calcext:value-type="float">
            <text:p>0.149117031451305</text:p>
          </table:table-cell>
          <table:table-cell office:value-type="float" office:value="0.147833378336807" calcext:value-type="float">
            <text:p>0.147833378336807</text:p>
          </table:table-cell>
          <table:table-cell office:value-type="float" office:value="0.154837185405081" calcext:value-type="float">
            <text:p>0.154837185405081</text:p>
          </table:table-cell>
        </table:table-row>
        <table:table-row table:style-name="ro1">
          <table:table-cell table:style-name="ce1" office:value-type="string" calcext:value-type="string">
            <text:p>seq2seqwithdenselayer_moving_window_with_stl_decomposition_smac_cocob_without_truncated_backpropagation_without_accumulated_error</text:p>
          </table:table-cell>
          <table:table-cell table:style-name="ce1" office:value-type="float" office:value="0.144123585601116" calcext:value-type="float">
            <text:p>0.144123585601116</text:p>
          </table:table-cell>
          <table:table-cell office:value-type="float" office:value="0.144833942326624" calcext:value-type="float">
            <text:p>0.144833942326624</text:p>
          </table:table-cell>
          <table:table-cell office:value-type="float" office:value="0.148455030735413" calcext:value-type="float">
            <text:p>0.148455030735413</text:p>
          </table:table-cell>
        </table:table-row>
        <table:table-row table:style-name="ro1">
          <table:table-cell office:value-type="string" calcext:value-type="string">
            <text:p>seq2seqwithdenselayer_non_moving_window_with_stl_decomposition_smac_adagrad_without_truncated_backpropagation_without_accumulated_error</text:p>
          </table:table-cell>
          <table:table-cell office:value-type="float" office:value="0.14302094627189" calcext:value-type="float">
            <text:p>0.14302094627189</text:p>
          </table:table-cell>
          <table:table-cell office:value-type="float" office:value="0.144113011088346" calcext:value-type="float">
            <text:p>0.144113011088346</text:p>
          </table:table-cell>
          <table:table-cell office:value-type="float" office:value="0.150269396275567" calcext:value-type="float">
            <text:p>0.150269396275567</text:p>
          </table:table-cell>
        </table:table-row>
        <table:table-row table:style-name="ro1">
          <table:table-cell office:value-type="string" calcext:value-type="string">
            <text:p>seq2seqwithdenselayer_non_moving_window_with_stl_decomposition_smac_adam_without_truncated_backpropagation_without_accumulated_error</text:p>
          </table:table-cell>
          <table:table-cell office:value-type="float" office:value="0.145445662267641" calcext:value-type="float">
            <text:p>0.145445662267641</text:p>
          </table:table-cell>
          <table:table-cell office:value-type="float" office:value="0.14586867943558" calcext:value-type="float">
            <text:p>0.14586867943558</text:p>
          </table:table-cell>
          <table:table-cell office:value-type="float" office:value="0.150205919876005" calcext:value-type="float">
            <text:p>0.150205919876005</text:p>
          </table:table-cell>
        </table:table-row>
        <table:table-row table:style-name="ro1">
          <table:table-cell office:value-type="string" calcext:value-type="string">
            <text:p>seq2seqwithdenselayer_non_moving_window_with_stl_decomposition_smac_cocob_without_truncated_backpropagation_without_accumulated_error</text:p>
          </table:table-cell>
          <table:table-cell office:value-type="float" office:value="0.143635452504748" calcext:value-type="float">
            <text:p>0.143635452504748</text:p>
          </table:table-cell>
          <table:table-cell office:value-type="float" office:value="0.143352445210126" calcext:value-type="float">
            <text:p>0.143352445210126</text:p>
          </table:table-cell>
          <table:table-cell office:value-type="float" office:value="0.150712885783016" calcext:value-type="float">
            <text:p>0.150712885783016</text:p>
          </table:table-cell>
        </table:table-row>
        <table:table-row table:style-name="ro1">
          <table:table-cell office:value-type="string" calcext:value-type="string">
            <text:p>stacking_moving_window_with_stl_decomposition_smac_adagrad_without_truncated_backpropagation_with_accumulated_error</text:p>
          </table:table-cell>
          <table:table-cell office:value-type="float" office:value="0.146619543024924" calcext:value-type="float">
            <text:p>0.146619543024924</text:p>
          </table:table-cell>
          <table:table-cell office:value-type="float" office:value="0.143481677800812" calcext:value-type="float">
            <text:p>0.143481677800812</text:p>
          </table:table-cell>
          <table:table-cell office:value-type="float" office:value="0.147752400679444" calcext:value-type="float">
            <text:p>0.147752400679444</text:p>
          </table:table-cell>
        </table:table-row>
        <table:table-row table:style-name="ro1">
          <table:table-cell office:value-type="string" calcext:value-type="string">
            <text:p>stacking_moving_window_with_stl_decomposition_smac_adam_without_truncated_backpropagation_with_accumulated_error</text:p>
          </table:table-cell>
          <table:table-cell office:value-type="float" office:value="0.148025661775444" calcext:value-type="float">
            <text:p>0.148025661775444</text:p>
          </table:table-cell>
          <table:table-cell office:value-type="float" office:value="0.144255668969183" calcext:value-type="float">
            <text:p>0.144255668969183</text:p>
          </table:table-cell>
          <table:table-cell office:value-type="float" office:value="0.154164724282235" calcext:value-type="float">
            <text:p>0.154164724282235</text:p>
          </table:table-cell>
        </table:table-row>
        <table:table-row table:style-name="ro1">
          <table:table-cell office:value-type="string" calcext:value-type="string">
            <text:p>stacking_moving_window_with_stl_decomposition_smac_cocob_without_truncated_backpropagation_with_accumulated_error</text:p>
          </table:table-cell>
          <table:table-cell office:value-type="float" office:value="0.146870930680439" calcext:value-type="float">
            <text:p>0.146870930680439</text:p>
          </table:table-cell>
          <table:table-cell office:value-type="float" office:value="0.144532349810462" calcext:value-type="float">
            <text:p>0.144532349810462</text:p>
          </table:table-cell>
          <table:table-cell office:value-type="float" office:value="0.150016910380542" calcext:value-type="float">
            <text:p>0.150016910380542</text:p>
          </table:table-cell>
        </table:table-row>
      </table:table>
      <table:table table:name="NN5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lman RNN</text:p>
          </table:table-cell>
        </table:table-row>
        <table:table-row table:style-name="ro1">
          <table:table-cell office:value-type="string" calcext:value-type="string">
            <text:p>attention_non_moving_window_with_stl_decomposition_smac_adagrad_without_truncated_backpropagation_without_accumulated_error</text:p>
          </table:table-cell>
          <table:table-cell office:value-type="float" office:value="0.288437293707459" calcext:value-type="float">
            <text:p>0.288437293707459</text:p>
          </table:table-cell>
          <table:table-cell office:value-type="float" office:value="0.288437292256371" calcext:value-type="float">
            <text:p>0.288437292256371</text:p>
          </table:table-cell>
          <table:table-cell office:value-type="float" office:value="0.755196074362209" calcext:value-type="float">
            <text:p>0.755196074362209</text:p>
          </table:table-cell>
        </table:table-row>
        <table:table-row table:style-name="ro1">
          <table:table-cell office:value-type="string" calcext:value-type="string">
            <text:p>attention_non_moving_window_with_stl_decomposition_smac_adam_without_truncated_backpropagation_without_accumulated_error</text:p>
          </table:table-cell>
          <table:table-cell office:value-type="float" office:value="0.239311702404763" calcext:value-type="float">
            <text:p>0.239311702404763</text:p>
          </table:table-cell>
          <table:table-cell office:value-type="float" office:value="0.240616948521331" calcext:value-type="float">
            <text:p>0.240616948521331</text:p>
          </table:table-cell>
          <table:table-cell office:value-type="float" office:value="0.271959078568466" calcext:value-type="float">
            <text:p>0.271959078568466</text:p>
          </table:table-cell>
        </table:table-row>
        <table:table-row table:style-name="ro1">
          <table:table-cell office:value-type="string" calcext:value-type="string">
            <text:p>attention_non_moving_window_with_stl_decomposition_smac_cocob_without_truncated_backpropagation_without_accumulated_error</text:p>
          </table:table-cell>
          <table:table-cell office:value-type="float" office:value="0.266413850551322" calcext:value-type="float">
            <text:p>0.266413850551322</text:p>
          </table:table-cell>
          <table:table-cell office:value-type="float" office:value="0.275527199291278" calcext:value-type="float">
            <text:p>0.275527199291278</text:p>
          </table:table-cell>
          <table:table-cell office:value-type="float" office:value="0.268825821747921" calcext:value-type="float">
            <text:p>0.268825821747921</text:p>
          </table:table-cell>
        </table:table-row>
        <table:table-row table:style-name="ro1">
          <table:table-cell table:style-name="ce1" office:value-type="string" calcext:value-type="string">
            <text:p>attention_non_moving_window_without_stl_decomposition_smac_adagrad_without_truncated_backpropagation_without_accumulated_error</text:p>
          </table:table-cell>
          <table:table-cell table:style-name="ce1" office:value-type="float" office:value="0.291650388565417" calcext:value-type="float">
            <text:p>0.291650388565417</text:p>
          </table:table-cell>
          <table:table-cell office:value-type="float" office:value="0.259118076093293" calcext:value-type="float">
            <text:p>0.259118076093293</text:p>
          </table:table-cell>
          <table:table-cell office:value-type="float" office:value="0.254720605583146" calcext:value-type="float">
            <text:p>0.254720605583146</text:p>
          </table:table-cell>
        </table:table-row>
        <table:table-row table:style-name="ro1">
          <table:table-cell table:style-name="ce1" office:value-type="string" calcext:value-type="string">
            <text:p>attention_non_moving_window_without_stl_decomposition_smac_adam_without_truncated_backpropagation_without_accumulated_error</text:p>
          </table:table-cell>
          <table:table-cell table:style-name="ce1" office:value-type="float" office:value="0.256294224922597" calcext:value-type="float">
            <text:p>0.256294224922597</text:p>
          </table:table-cell>
          <table:table-cell office:value-type="float" office:value="0.895118495544123" calcext:value-type="float">
            <text:p>0.895118495544123</text:p>
          </table:table-cell>
          <table:table-cell office:value-type="float" office:value="0.365055441088482" calcext:value-type="float">
            <text:p>0.365055441088482</text:p>
          </table:table-cell>
        </table:table-row>
        <table:table-row table:style-name="ro1">
          <table:table-cell table:style-name="ce1" office:value-type="string" calcext:value-type="string">
            <text:p>attention_non_moving_window_without_stl_decomposition_smac_cocob_without_truncated_backpropagation_without_accumulated_error</text:p>
          </table:table-cell>
          <table:table-cell table:style-name="ce1" office:value-type="float" office:value="0.359616386437869" calcext:value-type="float">
            <text:p>0.359616386437869</text:p>
          </table:table-cell>
          <table:table-cell office:value-type="float" office:value="0.245411210327574" calcext:value-type="float">
            <text:p>0.245411210327574</text:p>
          </table:table-cell>
          <table:table-cell office:value-type="float" office:value="0.251849909725347" calcext:value-type="float">
            <text:p>0.251849909725347</text:p>
          </table:table-cell>
        </table:table-row>
        <table:table-row table:style-name="ro1">
          <table:table-cell office:value-type="string" calcext:value-type="string">
            <text:p>seq2seq_non_moving_window_with_stl_decomposition_smac_adagrad_without_truncated_backpropagation_without_accumulated_error</text:p>
          </table:table-cell>
          <table:table-cell office:value-type="float" office:value="0.284471094480018" calcext:value-type="float">
            <text:p>0.284471094480018</text:p>
          </table:table-cell>
          <table:table-cell office:value-type="float" office:value="0.284569005275857" calcext:value-type="float">
            <text:p>0.284569005275857</text:p>
          </table:table-cell>
          <table:table-cell office:value-type="float" office:value="0.299922638681451" calcext:value-type="float">
            <text:p>0.299922638681451</text:p>
          </table:table-cell>
        </table:table-row>
        <table:table-row table:style-name="ro1">
          <table:table-cell office:value-type="string" calcext:value-type="string">
            <text:p>seq2seq_non_moving_window_with_stl_decomposition_smac_adam_without_truncated_backpropagation_without_accumulated_error</text:p>
          </table:table-cell>
          <table:table-cell office:value-type="float" office:value="0.287438363802356" calcext:value-type="float">
            <text:p>0.287438363802356</text:p>
          </table:table-cell>
          <table:table-cell office:value-type="float" office:value="0.296206726652084" calcext:value-type="float">
            <text:p>0.296206726652084</text:p>
          </table:table-cell>
          <table:table-cell office:value-type="float" office:value="0.287607746096585" calcext:value-type="float">
            <text:p>0.287607746096585</text:p>
          </table:table-cell>
        </table:table-row>
        <table:table-row table:style-name="ro1">
          <table:table-cell office:value-type="string" calcext:value-type="string">
            <text:p>seq2seq_non_moving_window_with_stl_decomposition_smac_cocob_without_truncated_backpropagation_without_accumulated_error</text:p>
          </table:table-cell>
          <table:table-cell office:value-type="float" office:value="0.284934047078764" calcext:value-type="float">
            <text:p>0.284934047078764</text:p>
          </table:table-cell>
          <table:table-cell office:value-type="float" office:value="0.257362442383957" calcext:value-type="float">
            <text:p>0.257362442383957</text:p>
          </table:table-cell>
          <table:table-cell office:value-type="float" office:value="0.275374471907363" calcext:value-type="float">
            <text:p>0.275374471907363</text:p>
          </table:table-cell>
        </table:table-row>
        <table:table-row table:style-name="ro1">
          <table:table-cell table:style-name="ce1" office:value-type="string" calcext:value-type="string">
            <text:p>seq2seqwithdenselayer_moving_window_with_stl_decomposition_smac_adagrad_without_truncated_backpropagation_without_accumulated_error</text:p>
          </table:table-cell>
          <table:table-cell table:style-name="ce1" office:value-type="float" office:value="0.28843731642929" calcext:value-type="float">
            <text:p>0.28843731642929</text:p>
          </table:table-cell>
          <table:table-cell office:value-type="float" office:value="0.288437271104878" calcext:value-type="float">
            <text:p>0.288437271104878</text:p>
          </table:table-cell>
          <table:table-cell office:value-type="float" office:value="0.28719320732117" calcext:value-type="float">
            <text:p>0.28719320732117</text:p>
          </table:table-cell>
        </table:table-row>
        <table:table-row table:style-name="ro1">
          <table:table-cell table:style-name="ce1" office:value-type="string" calcext:value-type="string">
            <text:p>seq2seqwithdenselayer_moving_window_with_stl_decomposition_smac_adam_without_truncated_backpropagation_without_accumulated_error</text:p>
          </table:table-cell>
          <table:table-cell table:style-name="ce1" office:value-type="float" office:value="0.253133702419921" calcext:value-type="float">
            <text:p>0.253133702419921</text:p>
          </table:table-cell>
          <table:table-cell office:value-type="float" office:value="0.266035690033932" calcext:value-type="float">
            <text:p>0.266035690033932</text:p>
          </table:table-cell>
          <table:table-cell office:value-type="float" office:value="0.327088423731991" calcext:value-type="float">
            <text:p>0.327088423731991</text:p>
          </table:table-cell>
        </table:table-row>
        <table:table-row table:style-name="ro1">
          <table:table-cell table:style-name="ce1" office:value-type="string" calcext:value-type="string">
            <text:p>seq2seqwithdenselayer_moving_window_with_stl_decomposition_smac_cocob_without_truncated_backpropagation_without_accumulated_error</text:p>
          </table:table-cell>
          <table:table-cell table:style-name="ce1" office:value-type="float" office:value="0.280674943811161" calcext:value-type="float">
            <text:p>0.280674943811161</text:p>
          </table:table-cell>
          <table:table-cell office:value-type="float" office:value="0.245169236343652" calcext:value-type="float">
            <text:p>0.245169236343652</text:p>
          </table:table-cell>
          <table:table-cell office:value-type="float" office:value="0.26086407679279" calcext:value-type="float">
            <text:p>0.26086407679279</text:p>
          </table:table-cell>
        </table:table-row>
        <table:table-row table:style-name="ro1">
          <table:table-cell office:value-type="string" calcext:value-type="string">
            <text:p>seq2seqwithdenselayer_non_moving_window_with_stl_decomposition_smac_adagrad_without_truncated_backpropagation_without_accumulated_error</text:p>
          </table:table-cell>
          <table:table-cell office:value-type="float" office:value="0.288437319811958" calcext:value-type="float">
            <text:p>0.288437319811958</text:p>
          </table:table-cell>
          <table:table-cell office:value-type="float" office:value="0.288437315160757" calcext:value-type="float">
            <text:p>0.288437315160757</text:p>
          </table:table-cell>
          <table:table-cell office:value-type="float" office:value="0.287876670455665" calcext:value-type="float">
            <text:p>0.287876670455665</text:p>
          </table:table-cell>
        </table:table-row>
        <table:table-row table:style-name="ro1">
          <table:table-cell office:value-type="string" calcext:value-type="string">
            <text:p>seq2seqwithdenselayer_non_moving_window_with_stl_decomposition_smac_adam_without_truncated_backpropagation_without_accumulated_error</text:p>
          </table:table-cell>
          <table:table-cell office:value-type="float" office:value="0.257283428524793" calcext:value-type="float">
            <text:p>0.257283428524793</text:p>
          </table:table-cell>
          <table:table-cell office:value-type="float" office:value="0.257106243327071" calcext:value-type="float">
            <text:p>0.257106243327071</text:p>
          </table:table-cell>
          <table:table-cell office:value-type="float" office:value="0.307320455908087" calcext:value-type="float">
            <text:p>0.307320455908087</text:p>
          </table:table-cell>
        </table:table-row>
        <table:table-row table:style-name="ro1">
          <table:table-cell office:value-type="string" calcext:value-type="string">
            <text:p>seq2seqwithdenselayer_non_moving_window_with_stl_decomposition_smac_cocob_without_truncated_backpropagation_without_accumulated_error</text:p>
          </table:table-cell>
          <table:table-cell office:value-type="float" office:value="0.249522719898731" calcext:value-type="float">
            <text:p>0.249522719898731</text:p>
          </table:table-cell>
          <table:table-cell office:value-type="float" office:value="0.278866515626801" calcext:value-type="float">
            <text:p>0.278866515626801</text:p>
          </table:table-cell>
          <table:table-cell office:value-type="float" office:value="0.266737091550687" calcext:value-type="float">
            <text:p>0.266737091550687</text:p>
          </table:table-cell>
        </table:table-row>
        <table:table-row table:style-name="ro1">
          <table:table-cell office:value-type="string" calcext:value-type="string">
            <text:p>stacking_moving_window_with_stl_decomposition_smac_adagrad_without_truncated_backpropagation_with_accumulated_error</text:p>
          </table:table-cell>
          <table:table-cell office:value-type="float" office:value="0.219384495321735" calcext:value-type="float">
            <text:p>0.219384495321735</text:p>
          </table:table-cell>
          <table:table-cell office:value-type="float" office:value="0.222149614755357" calcext:value-type="float">
            <text:p>0.222149614755357</text:p>
          </table:table-cell>
          <table:table-cell office:value-type="float" office:value="0.239937899758931" calcext:value-type="float">
            <text:p>0.239937899758931</text:p>
          </table:table-cell>
        </table:table-row>
        <table:table-row table:style-name="ro1">
          <table:table-cell office:value-type="string" calcext:value-type="string">
            <text:p>stacking_moving_window_with_stl_decomposition_smac_adam_without_truncated_backpropagation_with_accumulated_error</text:p>
          </table:table-cell>
          <table:table-cell office:value-type="float" office:value="0.220206434198405" calcext:value-type="float">
            <text:p>0.220206434198405</text:p>
          </table:table-cell>
          <table:table-cell office:value-type="float" office:value="0.216321772523036" calcext:value-type="float">
            <text:p>0.216321772523036</text:p>
          </table:table-cell>
          <table:table-cell office:value-type="float" office:value="0.238472037372322" calcext:value-type="float">
            <text:p>0.238472037372322</text:p>
          </table:table-cell>
        </table:table-row>
        <table:table-row table:style-name="ro1">
          <table:table-cell office:value-type="string" calcext:value-type="string">
            <text:p>stacking_moving_window_with_stl_decomposition_smac_cocob_without_truncated_backpropagation_with_accumulated_error</text:p>
          </table:table-cell>
          <table:table-cell office:value-type="float" office:value="0.222751705242219" calcext:value-type="float">
            <text:p>0.222751705242219</text:p>
          </table:table-cell>
          <table:table-cell office:value-type="float" office:value="0.217061007613959" calcext:value-type="float">
            <text:p>0.217061007613959</text:p>
          </table:table-cell>
          <table:table-cell office:value-type="float" office:value="0.237771008251376" calcext:value-type="float">
            <text:p>0.237771008251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0:35:37.453693766</meta:creation-date>
    <meta:generator>LibreOffice/6.0.7.3$Linux_X86_64 LibreOffice_project/00m0$Build-3</meta:generator>
    <dc:date>2019-02-22T11:26:38.505677307</dc:date>
    <meta:editing-duration>PT39M57S</meta:editing-duration>
    <meta:editing-cycles>13</meta:editing-cycles>
    <meta:document-statistic meta:table-count="4" meta:cell-count="304" meta:object-count="0"/>
  </office:meta>
</office:document-meta>
</file>